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g Bad Mothership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his is a simple game in which I used the physics engine, an audio visualiser based on the one supplied by Coursera, and a sine wave visualiser I made up (but like a lot ;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tup(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itialise the images, and explosions array (The explosion animation is a short set of images loaded into an array)</text:p>
              </text:list-item>
              <text:list-item>
                <text:p>Initialise helper classes, gameControls, audioVisualiser and sineSpirals</text:p>
              </text:list-item>
              <text:list-item>
                <text:p>Initialise physic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tup(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The starfield background is created dynamically into an image and drawn on a moving offset to give the appearance of a moving sky</text:p>
                <text:list>
                  <text:list-header>
                    <text:p><text:span text:style-name="T1">skyImg = createImage(skyArea.width, skyArea.height, ARGB);</text:span></text:p>
                    <text:p><text:span text:style-name="T1">skyImg.loadPixels();</text:span></text:p>
                    <text:p><text:span text:style-name="T1">for (int i = 0; i &lt; skyImg.pixels.length / 500; i++) {</text:span></text:p>
                    <text:p><text:span text:style-name="T1"><text:s text:c="2"/></text:span><text:span text:style-name="T1">skyImg.pixels[(int)random(0, skyImg.pixels.length - 1)] = </text:span></text:p>
                    <text:list>
                      <text:list-item>
                        <text:list>
                          <text:list-header>
                            <text:p><text:span text:style-name="T1">color(255, 60);</text:span></text:p>
                          </text:list-header>
                        </text:list>
                      </text:list-item>
                    </text:list>
                    <text:p><text:span text:style-name="T1">}</text:span></text:p>
                    <text:p><text:span text:style-name="T1">skyImg.updatePixels();</text:span></text:p>
                    <text:p/>
                  </text:list-header>
                </text:list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(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Most drawing is triggered from the custom render method. So draw() just does the extra bits:</text:p>
                <text:list>
                  <text:list-header>
                    <text:p><text:span text:style-name="T1">drawStarfield(); // as mentioned already</text:span></text:p>
                    <text:p><text:span text:style-name="T1">gameControls.drawControls(); // draw text(s)/score/play button</text:span></text:p>
                    <text:p><text:span text:style-name="T1">doTimedEvents(); // shown on next slide</text:span></text:p>
                    <text:p><text:span text:style-name="T1"/></text:p>
                    <text:p/>
                  </text:list-header>
                </text:list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TimedEvents(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Some actions only trigger now and again under certain conditions.</text:span> </text:p>
              </text:list-header>
              <text:list-item>
                <text:p>Space ship only fires on a beat</text:p>
                <text:p><text:span text:style-name="T1"><text:s/></text:span><text:span text:style-name="T3"><text:s text:c="3"/></text:span><text:span text:style-name="T3">if (ticksSinceEnemyShot++ &gt; TICKS_FOR_ENEMY_SHOT &amp;&amp; power &gt; POWER_SHOT_THRESHOLD) {</text:span></text:p>
                <text:p><text:span text:style-name="T3"><text:s text:c="6"/></text:span><text:span text:style-name="T3">ticksSinceEnemyShot = 0;</text:span></text:p>
                <text:p><text:span text:style-name="T3"><text:s text:c="6"/></text:span><text:span text:style-name="T3">motherShipRetaliation();</text:span></text:p>
                <text:p><text:span text:style-name="T3"><text:s text:c="4"/></text:span><text:span text:style-name="T3">}</text:span></text:p>
              </text:list-item>
              <text:list-item>
                <text:p>Explosions play as animations over a few frames</text:p>
                <text:p><text:span text:style-name="T1"><text:s text:c="6"/></text:span><text:span text:style-name="T1">for(int i = 0; i &lt; explosions.length; i++) {</text:span></text:p>
                <text:p><text:span text:style-name="T1"><text:s text:c="8"/></text:span><text:span text:style-name="T1">int tickDiff = gameTick - explosions[i].tick;</text:span></text:p>
                <text:p><text:span text:style-name="T1"><text:s text:c="8"/></text:span><text:span text:style-name="T1">if (tickDiff &gt;= 0 &amp;&amp; tickDiff &lt; explosionImgs.length) {</text:span></text:p>
                <text:p><text:span text:style-name="T1"><text:s text:c="10"/></text:span><text:span text:style-name="T1">image(explosionImgs[tickDiff], explosions[i].x, explosions[i].y);</text:span></text:p>
                <text:p><text:span text:style-name="T1"><text:s text:c="8"/></text:span><text:span text:style-name="T1">}</text:span></text:p>
                <text:p><text:span text:style-name="T1"><text:s text:c="6"/></text:span><text:span text:style-name="T1">}</text:span></text:p>
                <text:p><text:span text:style-name="T1"/>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motherShipRetaliation</text:span>(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This method gives the spaceship a shot at the first bullet it sees. It explodes the bullet, plays the laser sound and the bullet is removed from the scene.</text:p>
              </text:list-header>
              <text:list-item>
                <text:p>Draw a line to the bullet</text:p>
                <text:p><text:span text:style-name="T1">Vec2 vMs = physics.worldToScreen(motherShip.getWorldCenter());</text:span></text:p>
                <text:p><text:span text:style-name="T1">Vec2 vB = physics.worldToScreen(bullet.getWorldCenter()); </text:span></text:p>
                <text:p><text:span text:style-name="T1">line(vMs.x, vMs.y, vB.x, vB.y);</text:span></text:p>
              </text:list-item>
              <text:list-item>
                <text:p>Animate an explosion by drawing fainter/larger circles to brighter/smaller</text:p>
                <text:p><text:span text:style-name="T1">for (int i = 1; i &lt;= 255; i++) {</text:span></text:p>
                <text:p><text:span text:style-name="T1"><text:s text:c="2"/></text:span><text:span text:style-name="T1">fill(255, 10 * i); </text:span></text:p>
                <text:p><text:span text:style-name="T1"><text:s text:c="2"/></text:span><text:span text:style-name="T1">float size = width / (i * 5);</text:span></text:p>
                <text:p><text:span text:style-name="T1"><text:s text:c="2"/></text:span><text:span text:style-name="T1">ellipse(0, 0, size, size);</text:span></text:p>
                <text:p><text:span text:style-name="T1">}</text:span></text:p>
              </text:list-item>
              <text:list-item>
                <text:p><text:span text:style-name="T4">Play the sound from helper class</text:span></text:p>
                <text:p><text:span text:style-name="T1"/>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startNewGame</text:span>(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This method creates the physics bodies and uses a helper class to initialise sounds and score.</text:span></text:p>
              </text:list-header>
              <text:list-item>
                <text:p><text:span text:style-name="T4">Create the spaceship body with massive density so bullets can't move it</text:span></text:p>
                <text:p><text:span text:style-name="T1"><text:s text:c="3"/></text:span><text:span text:style-name="T5">physics.setDensity(1000); // not moveable by bullets</text:span></text:p>
                <text:p><text:span text:style-name="T5"><text:s text:c="4"/></text:span><text:span text:style-name="T5">motherShip = physics.createCircle(width/2, 100, motherShipSize / 2);</text:span></text:p>
                <text:p><text:span text:style-name="T5"><text:s text:c="4"/></text:span><text:span text:style-name="T5">gameControls.startNewGame();</text:span></text:p>
                <text:p><text:span text:style-name="T1"/></text:p>
                <text:list>
                  <text:list-header>
                    <text:p/>
                  </text:list-header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I draw the spaceshi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The basic spiral is a sine wave algorithm with rotation similar to the examples in the lectures.</text:span></text:p>
              </text:list-item>
              <text:list-item>
                <text:p><text:span text:style-name="T4">Once the spaceship is fired upon for the first time, it starts moving. At the same time audio visualised shapes are drawn behind it. I vary the shapes and colours randomly to make it more interesting.</text:span></text:p>
                <text:p><text:span text:style-name="T1">I use beat detection to synch the music more dramatically by only drawing visuals when power is over a threshold and also adapt that threshold as it plays:</text:span></text:p>
                <text:list>
                  <text:list-header>
                    <text:p><text:span text:style-name="T6">calcLowThreshold(tick, power);</text:span></text:p>
                    <text:p><text:span text:style-name="T6">// draw every few turns, and only when it's above the power threshold</text:span></text:p>
                    <text:p><text:span text:style-name="T6">if (tick % 4 == 0 &amp;&amp; power &gt; lowThreshold) { </text:span><text:span text:style-name="T6"><text:tab/></text:span><text:span text:style-name="T6"><text:tab/></text:span></text:p>
                    <text:p><text:span text:style-name="T6"><text:s text:c="2"/></text:span><text:span text:style-name="T6">drawSineVisuals(tick, power);</text:span></text:p>
                    <text:p><text:span text:style-name="T6">}</text:span></text:p>
                  </text:list-header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I draw the ai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I found that bullets would fire far too fast when the vector used was for the whole of the drag.</text:span></text:p>
              </text:list-header>
              <text:list-item>
                <text:p><text:span text:style-name="T7">I limit the power by setting a max distance for aiming, (the drawing shows bright for the power setting, and faint where it's only giving the direction)</text:span></text:p>
                <text:p><text:span text:style-name="T1">if (minVectorLen(coords[0] - mouseX, coords[1] - mouseY, vx2, vy2) == 0) {</text:span></text:p>
                <text:p><text:span text:style-name="T1"><text:s text:c="2"/></text:span><text:span text:style-name="T1">// line to touch is shortest</text:span></text:p>
                <text:p><text:span text:style-name="T1"><text:s text:c="2"/></text:span><text:span text:style-name="T1">line(mouseX, mouseY, coords[0], coords[1]);</text:span></text:p>
                <text:p><text:span text:style-name="T1">}</text:span></text:p>
                <text:p><text:span text:style-name="T1">else {</text:span></text:p>
                <text:p><text:span text:style-name="T1"><text:s text:c="2"/></text:span><text:span text:style-name="T1">// vector has the shortest, draw 2 lines now</text:span></text:p>
                <text:p><text:span text:style-name="T1"><text:s text:c="2"/></text:span><text:span text:style-name="T1">// one is faint for the complete aim, the 2nd shows the max force</text:span></text:p>
                <text:p><text:span text:style-name="T1"><text:s text:c="2"/></text:span><text:span text:style-name="T1">line(coords[0] + vx2, coords[1] + vy2, coords[0], coords[1]);</text:span></text:p>
                <text:p><text:span text:style-name="T1"><text:s text:c="2"/></text:span><text:span text:style-name="T1">stroke(255, 100);</text:span></text:p>
                <text:p><text:span text:style-name="T1"><text:s text:c="2"/></text:span><text:span text:style-name="T1">line(mouseX, mouseY, coords[0], coords[1]);</text:span></text:p>
                <text:p><text:span text:style-name="T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ameControls helper clas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Loads and plays all the sounds when needed</text:span></text:p>
              </text:list-item>
              <text:list-item>
                <text:p><text:span text:style-name="T4">Draws extras like Score and other texts, and the play/stop button.</text:span></text:p>
              </text:list-item>
              <text:list-item>
                <text:p><text:span text:style-name="T4">Keeps track of game play</text:span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anks for watch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There's obviously a lot more details I could explain. If you are wondering about anything, please leave a comment and I'll try to answer it asap!</text:span></text:p>
                <text:p><text:span text:style-name="T4"/></text:p>
                <text:p><text:span text:style-name="T4">PS. I hope the video/sound quality is OK, I had trouble with the recording software and so reduced the frames per second and quality settings.</text:span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20T16:40:08</meta:creation-date>
    <dc:date>2014-07-20T19:36:59</dc:date>
    <meta:editing-duration>PT2H36M31S</meta:editing-duration>
    <meta:editing-cycles>9</meta:editing-cycles>
    <meta:generator>LibreOffice/3.5$Linux_X86_64 LibreOffice_project/350m1$Build-2</meta:generator>
    <meta:document-statistic meta:object-count="65"/>
  </office:meta>
</office:document-meta>
</file>